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28BA7964.png"/>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D13A61AC.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3"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2.485cm" fo:margin-left="2.26cm" fo:margin-right="2.258cm" table:align="margins" style:may-break-between-rows="false"/>
    </style:style>
    <style:style style:name="Table1.A" style:family="table-column">
      <style:table-column-properties style:column-width="2.478cm" style:rel-column-width="1405*"/>
    </style:style>
    <style:style style:name="Table1.B" style:family="table-column">
      <style:table-column-properties style:column-width="10.007cm" style:rel-column-width="5673*"/>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center" style:justify-single-word="false"/>
      <style:text-properties fo:font-style="normal" style:font-style-asian="normal" style:font-style-complex="normal"/>
    </style:style>
    <style:style style:name="P3" style:family="paragraph" style:parent-style-name="Text_20_body">
      <style:text-properties style:font-name="Cochin1"/>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sian="TimesNewRomanPSMT" style:font-name-complex="TimesNewRomanPSMT"/>
    </style:style>
    <style:style style:name="P6" style:family="paragraph" style:parent-style-name="Text_20_body">
      <style:text-properties style:text-underline-style="none"/>
    </style:style>
    <style:style style:name="P7" style:family="paragraph" style:parent-style-name="Text_20_body">
      <style:paragraph-properties fo:text-align="start" style:justify-single-word="false"/>
      <style:text-properties style:text-underline-style="none"/>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American Typewriter3"/>
    </style:style>
    <style:style style:name="P10" style:family="paragraph" style:parent-style-name="Text_20_body">
      <style:paragraph-properties fo:text-align="justify" style:justify-single-word="false"/>
    </style:style>
    <style:style style:name="P11" style:family="paragraph" style:parent-style-name="Contents_20_1">
      <style:paragraph-properties>
        <style:tab-stops>
          <style:tab-stop style:position="16.999cm" style:type="right"/>
        </style:tab-stops>
      </style:paragraph-properties>
    </style:style>
    <style:style style:name="P12" style:family="paragraph" style:parent-style-name="Caption">
      <style:paragraph-properties fo:keep-with-next="always"/>
    </style:style>
    <style:style style:name="P13" style:family="paragraph" style:parent-style-name="Standard">
      <style:text-properties style:font-name="Cochin1"/>
    </style:style>
    <style:style style:name="P14" style:family="paragraph" style:parent-style-name="Standard">
      <style:text-properties style:font-name="Cochin1" fo:font-size="12pt" style:font-name-asian="TimesNewRomanPSMT" style:font-size-asian="12pt" style:font-name-complex="TimesNewRomanPSMT" style:font-size-complex="12pt"/>
    </style:style>
    <style:style style:name="P15"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background-color="#ffff00"/>
    </style:style>
    <style:style style:name="P18"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19" style:family="paragraph" style:parent-style-name="TODO">
      <style:text-properties fo:font-style="normal" style:font-style-asian="normal" style:font-style-complex="normal"/>
    </style:style>
    <style:style style:name="P20" style:family="paragraph" style:parent-style-name="TODO" style:list-style-name="List_20_1"/>
    <style:style style:name="P21" style:family="paragraph" style:parent-style-name="TODO">
      <style:paragraph-properties fo:background-color="transparent">
        <style:background-image/>
      </style:paragraph-properties>
    </style:style>
    <style:style style:name="P22" style:family="paragraph" style:parent-style-name="TODO">
      <style:paragraph-properties fo:background-color="transparent">
        <style:background-image/>
      </style:paragraph-properties>
      <style:text-properties fo:background-color="transparent"/>
    </style:style>
    <style:style style:name="P23" style:family="paragraph" style:parent-style-name="Text_20_body" style:master-page-name="First_20_Page">
      <style:paragraph-properties fo:margin-left="0cm" fo:margin-right="0cm" fo:text-indent="0cm" style:auto-text-indent="false" style:page-number="auto"/>
      <style:text-properties style:font-name="American Typewriter3"/>
    </style:style>
    <style:style style:name="P24" style:family="paragraph" style:parent-style-name="Text_20_body" style:list-style-name="List_20_1"/>
    <style:style style:name="P25" style:family="paragraph" style:parent-style-name="Text_20_body" style:list-style-name="List_20_1">
      <style:text-properties fo:font-style="normal" style:font-style-asian="normal" style:font-style-complex="normal"/>
    </style:style>
    <style:style style:name="P26" style:family="paragraph" style:parent-style-name="Text_20_body" style:list-style-name="List_20_1">
      <style:text-properties fo:font-style="normal" fo:background-color="#ffff00" style:font-style-asian="normal" style:font-style-complex="normal"/>
    </style:style>
    <style:style style:name="P27" style:family="paragraph" style:parent-style-name="Text_20_body" style:list-style-name="List_20_1">
      <style:text-properties style:font-name="Palatino" fo:font-size="10pt" fo:font-style="normal" style:font-style-asian="normal" style:font-style-complex="normal"/>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5">
      <style:text-properties style:text-underline-style="none"/>
    </style:style>
    <style:style style:name="P34" style:family="paragraph" style:parent-style-name="Text_20_body">
      <style:text-properties fo:background-color="#ffff00"/>
    </style:style>
    <style:style style:name="P35"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36" style:family="paragraph" style:parent-style-name="Heading_20_1">
      <style:paragraph-properties fo:text-align="center" style:justify-single-word="false"/>
    </style:style>
    <style:style style:name="P37" style:family="paragraph" style:parent-style-name="Heading_20_3">
      <style:paragraph-properties fo:break-before="page"/>
    </style:style>
    <style:style style:name="P38" style:family="paragraph" style:parent-style-name="Heading_20_4">
      <style:text-properties fo:font-style="normal" style:font-style-asian="normal" style:font-style-complex="normal"/>
    </style:style>
    <style:style style:name="P39" style:family="paragraph" style:parent-style-name="Subtitle" style:master-page-name="First_20_Page">
      <style:paragraph-properties style:page-number="auto"/>
    </style:style>
    <style:style style:name="P40"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41"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2"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T1" style:family="text">
      <style:text-properties style:font-name="Palatino" style:font-name-asian="Palatino" style:font-name-complex="Palatino"/>
    </style:style>
    <style:style style:name="T2" style:family="text">
      <style:text-properties style:font-name="Palatino" fo:font-size="10pt" fo:font-style="normal" style:font-style-asian="normal" style:font-style-complex="normal"/>
    </style:style>
    <style:style style:name="T3" style:family="text">
      <style:text-properties style:font-name="Palatino" fo:font-size="10pt" fo:font-style="normal" fo:font-weight="normal" style:font-style-asian="normal" style:font-weight-asian="normal" style:font-style-complex="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text-position="super 58%" fo:font-style="normal" fo:background-color="transparent" style:font-style-asian="normal" style:font-style-complex="normal"/>
    </style:style>
    <style:style style:name="T7" style:family="text">
      <style:text-properties style:text-position="super 58%" fo:background-color="transparent"/>
    </style:style>
    <style:style style:name="T8" style:family="text">
      <style:text-properties style:font-name-asian="TimesNewRomanPSMT" style:font-name-complex="TimesNewRomanPSMT"/>
    </style:style>
    <style:style style:name="T9" style:family="text">
      <style:text-properties style:font-name="Cochin1"/>
    </style:style>
    <style:style style:name="T10" style:family="text">
      <style:text-properties style:font-name="Cochin1" fo:font-style="normal" style:font-name-asian="DejaVu Sans" style:font-style-asian="normal" style:font-name-complex="DejaVu Sans" style:font-style-complex="normal"/>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font-name="Times"/>
    </style:style>
    <style:style style:name="T15" style:family="text">
      <style:text-properties style:font-name="Times" fo:font-style="normal" style:font-style-asian="normal" style:font-style-complex="normal"/>
    </style:style>
    <style:style style:name="T16" style:family="text">
      <style:text-properties fo:font-style="normal" style:font-style-asian="normal" style:font-style-complex="normal"/>
    </style:style>
    <style:style style:name="T17" style:family="text">
      <style:text-properties fo:font-style="normal" fo:background-color="transparent" style:font-style-asian="normal" style:font-style-complex="normal"/>
    </style:style>
    <style:style style:name="T18" style:family="text">
      <style:text-properties style:font-name="DejaVu Sans" style:font-name-asian="DejaVu Sans" style:font-name-complex="DejaVu Sans"/>
    </style:style>
    <style:style style:name="T19" style:family="text">
      <style:text-properties style:font-name="DejaVu Sans" fo:font-style="normal" style:font-name-asian="DejaVu Sans" style:font-style-asian="normal" style:font-name-complex="DejaVu Sans" style:font-style-complex="normal"/>
    </style:style>
    <style:style style:name="T20" style:family="text">
      <style:text-properties style:font-name="DejaVu Sans" fo:font-style="italic" style:font-name-asian="DejaVu Sans" style:font-style-asian="italic" style:font-name-complex="DejaVu Sans" style:font-style-complex="italic"/>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background-color="#ffff00"/>
    </style:style>
    <style:style style:name="T24" style:family="text">
      <style:text-properties fo:background-color="transparent"/>
    </style:style>
    <style:style style:name="T25" style:family="text">
      <style:text-properties fo:color="#000000" style:text-outline="false" style:text-line-through-style="none" style:text-position="0% 100%" style:font-name="American Typewriter2"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1">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16">Trait Increase</text:p>
              </table:table-cell>
              <table:table-cell table:style-name="Table3.B1" office:value-type="string">
                <text:p text:style-name="P16">Cost</text:p>
              </table:table-cell>
              <table:table-cell table:style-name="Table3.C1" office:value-type="string">
                <text:p text:style-name="P16">Training Times</text:p>
              </table:table-cell>
            </table:table-row>
            <table:table-row>
              <table:table-cell table:style-name="Table3.A2" office:value-type="string">
                <text:p text:style-name="Table_20_Contents">Divisional Ability</text:p>
              </table:table-cell>
              <table:table-cell table:style-name="Table3.B2" office:value-type="string">
                <text:p text:style-name="P17">TODO</text:p>
              </table:table-cell>
              <table:table-cell table:style-name="Table3.C2" office:value-type="string">
                <text:p text:style-name="P17">TODO</text:p>
              </table:table-cell>
            </table:table-row>
            <table:table-row>
              <table:table-cell table:style-name="Table3.A2" office:value-type="string">
                <text:p text:style-name="Table_20_Contents">Divisional Charm</text:p>
              </table:table-cell>
              <table:table-cell table:style-name="Table3.B3"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3"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3"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3"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8" office:value-type="string">
                <text:p text:style-name="Table_20_Contents">Essence (above 3)</text:p>
              </table:table-cell>
              <table:table-cell table:style-name="Table3.B8" office:value-type="string">
                <text:p text:style-name="Table_20_Contents">(rating x 9)</text:p>
              </table:table-cell>
              <table:table-cell table:style-name="Table3.C8"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2">
        <draw:text-box fo:min-height="12.056cm">
          <text:p text:style-name="P39">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Meta: What needs to be in here?<text:tab/>2</text:p>
              <text:p text:style-name="P11">Introduction<text:tab/>3</text:p>
              <text:p text:style-name="P11">Character Creation<text:tab/>6</text:p>
              <text:p text:style-name="P11">Backgrounds<text:tab/>15</text:p>
              <text:p text:style-name="P11">Charms<text:tab/>17</text:p>
              <text:p text:style-name="P11">Martial Arts<text:tab/>20</text:p>
              <text:p text:style-name="P11">Erisian Elements<text:tab/>21</text:p>
              <text:p text:style-name="P11">Numerology<text:tab/>22</text:p>
              <text:p text:style-name="P11">Characters<text:tab/>26</text:p>
              <text:p text:style-name="P11">Random Notes<text:tab/>27</text:p>
            </text:index-body>
          </text:table-of-content>
          <text:p text:style-name="Text_20_body"/>
        </draw:text-box>
      </draw:frame>
      <draw:frame draw:style-name="fr3" draw:name="Frame4" text:anchor-type="page" text:anchor-page-number="6" svg:width="17.002cm" style:rel-width="100%" svg:height="24.702cm" fo:min-height="100%" draw:z-index="4">
        <draw:text-box>
          <text:h text:style-name="P36"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Note Divisional Abilities. <text:s/>Discordian Exalted have three Favored Abilities.</text:p>
          <text:p text:style-name="Text_20_body">Choose Abilities (28<text:span text:style-name="T1">—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ttributes) and Virtues (6<text:span text:style-name="T1">—a</text:span>ll must be at least 1; Divisional must be at least 2; none may be higher than 3 without spending bonus points)</text:p>
          <text:h text:style-name="Heading_20_2" text:outline-level="2">Step 5: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p text:style-name="P12">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 or Favored)</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or Favored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 or Favored)</text:p>
              </table:table-cell>
            </table:table-row>
          </table:table>
          <text:p text:style-name="Text_20_body"/>
        </draw:text-box>
      </draw:frame>
      <draw:custom-shape text:anchor-type="page" text:anchor-page-number="1" draw:z-index="3" draw:style-name="gr1" draw:text-style-name="P41" svg:width="13.001cm" svg:height="3.001cm" svg:x="2cm" svg:y="2cm">
        <text:p text:style-name="P40"><text:span text:style-name="T25">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3"/>
      <text:p text:style-name="P9"/>
      <text:p text:style-name="P9"/>
      <text:h text:style-name="Heading_20_1" text:outline-level="1">Meta: What needs to be in here?</text:h>
      <text:list xml:id="list1064491686" text:style-name="List_20_1">
        <text:list-item>
          <text:p text:style-name="P20">Background: History, status quo, motivations, goals, possible futures; effect of Great Curse and/or Great Contagion</text:p>
        </text:list-item>
        <text:list-item>
          <text:p text:style-name="P20">Castes</text:p>
        </text:list-item>
        <text:list-item>
          <text:p text:style-name="P20">Charms, Martial Arts, Sorcery?</text:p>
        </text:list-item>
        <text:list-item>
          <text:p text:style-name="P20">Numerology?</text:p>
        </text:list-item>
        <text:list-item>
          <text:p text:style-name="P20">Backgrounds</text:p>
        </text:list-item>
        <text:list-item>
          <text:p text:style-name="P20">Samples: Characters; Artifacts, Manses &amp; Hearthstones; Antagonists, Creatures, Sidekicks &amp; Troops</text:p>
        </text:list-item>
      </text:list>
      <text:h text:style-name="Heading_20_1" text:outline-level="1">Introduction</text:h>
      <text:p text:style-name="Text_20_body">You hold in your hands one of the Great Books of ancient pre-history fnord. <text:s/>This document describes the background, powers and context of the Exalted of Eris, goddess of discord.</text:p>
      <text:h text:style-name="Heading_20_2" text:outline-level="2">Background</text:h>
      <text:p text:style-name="Quotations_20__28_short_29_">“I can explain it to you,<text:line-break/>but I can’t understand it for you.”</text:p>
      <text:p text:style-name="P8">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1">was</text:span><text:span text:style-name="T16">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text:span><text:span text:style-name="T16">Exaltations.</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Games of Divinity, then all the strife since makes a bit more sens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are that: it was <text:span text:style-name="T11">she</text:span> who suggested <text:soft-page-break/>to the more well-known Celestial Maidens that some Exalted of their own would save them spending quite as much time worrying about the Loom (while secretly hoping they’d end up meddling as much as other mortals); that she helped the Wyld invasion of Creation when it seemed in danger of overrunning the Wyld (complete Order being as boring as complete Chaos); and/or that her agents helped fight off the Wyld invasion, when it looked like Creation might be destroyed. <text:s/>But frankly, if it wasn’t for the fact that she’s been largely forgotten, the list of rumors <text:span text:style-name="T11">not</text:span><text:span text:style-name="T16"> involving her would probably be shorter than the list of things she’s supposedly poked her Celestial Spanner into.</text:span></text:p>
      <text:p text:style-name="P1">Regardless of her origin and nature, the real questions are: why is she getting involved in things now, and what does she want?</text:p>
      <text:p text:style-name="P1"><draw:frame draw:style-name="fr4" draw:name="Frame1" text:anchor-type="paragraph" svg:width="18.621cm" style:rel-width="90%" draw:z-index="0"><draw:text-box fo:min-height="0.499cm"><text:h text:style-name="P38" text:outline-level="4">Sidebar: The Time of the Primordials</text:h><text:p text:style-name="Text_20_body"><text:span text:style-name="T16">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1">their</text:span><text:span text:style-name="T16">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6">T</text:span>he Good Book of Bad Words says, <text:span text:style-name="T8">“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P4">“I tell you, one must still have chaos in one to give birth to a dancing star!”<text:line-break/>– Nietzsche</text:p>
      <text:p text:style-name="P4">“There’s nothing Nietzsche couldn’t teach ya ’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Creation (or Heaven, or similar manifestations of Order such as the body of Autochthon) and the Wyld.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P4">“Some of our bishops have a one-man cabal. <text:s/>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p text:style-name="Text_20_body">Some of the less obscure titles and societies are briefly described here.</text:p>
      <text:p text:style-name="Text_20_body"><text:span text:style-name="T21">The Austral Illuminati:</text:span> This society claims to have influence over most of the southern part of Creation and beyond, manipulating events so as to bring the “light of confusion” to as many people <text:soft-page-break/>(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21">The Ersatz Heterarch:</text:span> This title describes a single person, but in fact there seem to be a number of people using it ~ perhaps as many as a hundred, although clearly not all are Exalted. <text:s/>Some are mortal mystics with an appropriate miseducation, with a number of sorcerers among them. <text:s/>The members of this group have taken it upon themselves to find and test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text:p>
      <text:p text:style-name="TODO"><text:span text:style-name="T21">The Apple Corps:</text:span> [blah]</text:p>
      <text:p text:style-name="TODO"><text:span text:style-name="T21">The House of Mirrors:</text:span> [blah]</text:p>
      <text:p text:style-name="TODO"><text:span text:style-name="T21">The Five-Fingered Hand:</text:span> [blah]</text:p>
      <text:p text:style-name="TODO">Other:<text:span text:style-name="T22"> The Citizens Committee for Concerned Citizens, The Party for War on Evil, The Party for More Parties.</text:span></text:p>
      <text:p text:style-name="TODO">[TODO: more]</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1">do</text:span><text:span text:style-name="T16">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text:span><text:span text:style-name="T16">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2" text:outline-level="2">Divisions</text:h>
      <text:p text:style-name="P4">“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text:soft-page-break/>signature indefinitely, regardless of whether their anima is visible (<text:span text:style-name="T11">e.g.</text:span><text:span text:style-name="T16">,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1">e.g.</text:span><text:span text:style-name="T16">,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37" text:outline-level="3">1<text:span text:style-name="T4">st</text:span> Division – Anchor</text:h>
      <text:p text:style-name="Text_20_body"><text:span text:style-name="Inline_20_Heading">Symbol:</text:span> “<text:span text:style-name="T18">●</text:span>”, “<text:span text:style-name="T20">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16">Common Solar anima effects, at a cost of 1 mote each:</text:span></text:p>
      <text:list xml:id="list872847774" text:continue-numbering="true" text:style-name="List_20_1">
        <text:list-item>
          <text:p text:style-name="P25">Cause her caste mark to glow brightly for a scene (as if the character had spend 4-7 motes of Peripheral Essence). <text:s/>The character may cause any Solar caste mark to appear.</text:p>
        </text:list-item>
        <text:list-item>
          <text:p text:style-name="P25">Cause her anima to glow brightly enough to read by for a scene (as if the character had spent 8-10 motes of Peripheral Essence).</text:p>
        </text:list-item>
        <text:list-item>
          <text:p text:style-name="P25">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13">“The Nagas of the South-East Mountain Tribes say that the sun shines by day because, being a woman, it is afraid to venture out by night.”</text:span></text:p>
      <text:h text:style-name="P37" text:outline-level="3">2<text:span text:style-name="T4">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1">“</text:span><text:span text:style-name="T20">ⵀ</text:span><text:span text:style-name="T11">”, “</text:span><text:span text:style-name="T19">☯</text:span><text:span text:style-name="T1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16">Common Lunar anima effects, at a cost of 1 mote each:</text:span></text:p>
      <text:list xml:id="list1339022159" text:continue-numbering="true" text:style-name="List_20_1">
        <text:list-item>
          <text:p text:style-name="P25">Cause her caste mark and tattoos to glow brightly for a scene (as if the character has spent four to seven motes of Peripheral Essence).</text:p>
        </text:list-item>
        <text:list-item>
          <text:p text:style-name="P25">Cause her anima to glow brightly enough to read by for a scene (as if the character has spent eight to 10 motes of Peripheral Essence).</text:p>
        </text:list-item>
        <text:list-item>
          <text:p text:style-name="P25">Cause her Tell to become unmistakable and impossible to miss for a Tell.</text:p>
        </text:list-item>
        <text:list-item>
          <text:p text:style-name="P25">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es is not included in the limit for dice added by Charms. <text:s/><text:span text:style-name="T23">This effect applies automatically once her anima banner reaches the 4-7 mote level.</text:span></text:p>
      <text:p text:style-name="Text_20_body"><text:span text:style-name="T16">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1">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37" text:outline-level="3">3<text:span text:style-name="T4">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4">Ỏ</text:span>”, “<text:span text:style-name="T14">Φ</text:span>”, “<text:span text:style-name="T20">ⵕ</text:span>”, “<text:span text:style-name="T20">ⵚ</text:span>”, “<text:span text:style-name="T20">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23">[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64082951" text:continue-numbering="true" text:style-name="List_20_1">
        <text:list-item>
          <text:p text:style-name="P25">For Air, leaping distance is multiplied by the his Essence.</text:p>
        </text:list-item>
        <text:list-item>
          <text:p text:style-name="P25">For Earth, his Essence is added to rolls to resist grappling or knockback.</text:p>
        </text:list-item>
        <text:list-item>
          <text:p text:style-name="P25">For Fire, he can ignite flammable materials with a touch.</text:p>
        </text:list-item>
        <text:list-item>
          <text:p text:style-name="P25">For Water, he can breathe water as easily as air, and will not drown.</text:p>
        </text:list-item>
        <text:list-item>
          <text:p text:style-name="P25">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16">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37" text:outline-level="3">4<text:span text:style-name="T4">th</text:span> Division – Archway</text:h>
      <text:p text:style-name="P7">While the 1<text:span text:style-name="T4">st</text:span> division includes those wondering holy men who inspire strange followings, the 4<text:span text:style-name="T4">th</text:span> division is composed more of those who consciously study mysteries and secrets. <text:s/>They may even run sizable covert organizations or networks.</text:p>
      <text:p text:style-name="Text_20_body"><text:span text:style-name="Inline_20_Heading">Symbol:</text:span> “<text:span text:style-name="T18">✩</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16">Common Sidereal anima effects, at a cost of 1 mote each:</text:span></text:p>
      <text:list xml:id="list1220431907" text:continue-numbering="true" text:style-name="List_20_1">
        <text:list-item>
          <text:p text:style-name="P25">Make her caste mark obvious for one minute, as if the character had spent 8-10 motes of Peripheral Essence. <text:s/>The cast mark shines with the symbol and color of any Maiden the character chooses.</text:p>
        </text:list-item>
        <text:list-item>
          <text:p text:style-name="P25">Know the exact time and date by sensing the position of celestial bodies – or other significant bodies, meaning this ability works in alternate realities such as Malfeas or (insofar as time has meaning there) the Wyld.</text:p>
        </text:list-item>
        <text:list-item>
          <text:p text:style-name="P24"><text:span text:style-name="T16">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6">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6">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13">“Study Demonology with an enemy this Sunday”</text:span></text:p>
      <text:h text:style-name="P37" text:outline-level="3">5<text:span text:style-name="T4">th</text:span> Division – Anvil</text:h>
      <text:p text:style-name="P10">The Erisians of this Division may seem paradoxical in their love of order, and some gleefully oppose the efforts of other Discordian Exalted; but as one of their many holy books said: “<text:span text:style-name="T8">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20">⬠</text:span>”, Pentagon</text:p>
      <text:p text:style-name="Text_20_body"><text:span text:style-name="Inline_20_Heading">Element:</text:span> Prickle</text:p>
      <text:p text:style-name="Text_20_body"><text:span text:style-name="Inline_20_Heading"><text:span text:style-name="T24">Magical Material:</text:span></text:span><text:span text:style-name="T24">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16">Common Alchemical anima effects, at a cost of 1 mote each [Need more info from 2</text:span><text:span text:style-name="T5">nd</text:span><text:span text:style-name="T16"> Ed]:</text:span></text:p>
      <text:list xml:id="list2030025650" text:continue-numbering="true" text:style-name="List_20_1">
        <text:list-item>
          <text:p text:style-name="P26">Cause her caste mark to glow brightly for a scene (as if the character had spend 4-7 motes of Peripheral Essence). <text:s/>The character may cause any Solar caste mark to appear.</text:p>
        </text:list-item>
        <text:list-item>
          <text:p text:style-name="P26">Cause her anima to glow brightly enough to read by for a scene (as if the character had spent 8-10 motes of Peripheral Essence).</text:p>
        </text:list-item>
        <text:list-item>
          <text:p text:style-name="P26">Know the precise time of day for the rest of the scene.</text:p>
        </text:list-item>
      </text:list>
      <text:p text:style-name="P22"><text:span text:style-name="T16">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span></text:p>
      <text:p text:style-name="P35"><text:span text:style-name="T16">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span></text:p>
      <text:p text:style-name="P22"><text:span text:style-name="T16">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span></text:p>
      <text:p text:style-name="P21"><text:span text:style-name="T17">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span></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22"> </text:span></text:span>Integrity, Resistance, Craft, Lore, Bureaucracy</text:p>
      <text:p text:style-name="Text_20_body"><text:span text:style-name="Inline_20_Heading">Other rules:</text:span><text:span text:style-name="Inline_20_Heading"><text:span text:style-name="T22"> The cosmetic effects of Divisional </text:span></text:span><text:soft-page-break/><text:span text:style-name="Inline_20_Heading"><text:span text:style-name="T22">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text:p>
      <text:h text:style-name="P37" text:outline-level="3">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Heading_20_4" text:outline-level="4">Division by Zero</text:h>
      <text:p text:style-name="P2">“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1">“</text:span><text:span text:style-name="T15">Ø</text:span><text:span text:style-name="T16">”, “</text:span><text:span text:style-name="T20">ⵁ</text:span><text:span text:style-name="T16">”;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268193212" text:continue-numbering="true" text:style-name="List_20_1">
        <text:list-item>
          <text:p text:style-name="P25">Cause their anima to flare to any level of display up to the 8–10 mote level. This display lasts for a scene or until reflexively dismissed, after which the character’s anima dims to its actual level.</text:p>
        </text:list-item>
        <text:list-item>
          <text:p text:style-name="P25">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19">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P1"><text:span text:style-name="Inline_20_Heading">Concepts:</text:span> midwife, playboy, artist, gardener, undertaker, necromancer</text:p>
      <text:h text:style-name="Heading_20_4" text:outline-level="4">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1">“</text:span><text:span text:style-name="T20">∆</text:span><text:span text:style-name="T10">”, “</text:span><text:span text:style-name="T20">☖</text:span><text:span text:style-name="T16">”;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802416229" text:continue-numbering="true" text:style-name="List_20_1">
        <text:list-item>
          <text:p text:style-name="P24">Jade Sense: spending 1 mote reflexively allows the Exalt to detect the existence of jade within (Essence x 5) yards; a further mote gives the direction; and a third tells whether it contains the <text:soft-page-break/>soul of a Jadeborn. <text:s/>This ability is active automatically at the 4-7 mote level.</text:p>
        </text:list-item>
        <text:list-item>
          <text:p text:style-name="P24">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34">[Need a 10-mote power as well? <text:s/>Something to do with binding oneself to servic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P1"><text:span text:style-name="Inline_20_Heading">Concepts:</text:span> worker, craftsman, servant, slave, automaton</text:p>
      <text:h text:style-name="Heading_20_4" text:outline-level="4">The Indivisibles</text:h>
      <text:p text:style-name="P4">“Form is emptiness … <text:s/>Emptiness is form …<text:line-break/>One should not think <text:line-break/>that these are two separate things.”</text:p>
      <text:p text:style-name="P10"/>
      <text:p text:style-name="P10">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10">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16">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P1"><text:span text:style-name="Inline_20_Heading">Concepts:</text:span> rebel, trickster, madman, heroic fool, suicidally dedicated warrior or assassin, raksha double-agent</text:p>
      <text:h text:style-name="Heading_20_4" text:outline-level="4">The Sub-Division</text:h>
      <text:p text:style-name="Text_20_body"><text:span text:style-name="Inline_20_Heading">Symbol:</text:span> <text:span text:style-name="T16">“#”,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2">Anima effects:</text:span></text:span><text:span text:style-name="Inline_20_Heading"><text:span text:style-name="T3"> Common Infernal anima effects, costing one mote each:</text:span></text:span></text:p>
      <text:list xml:id="list859534841" text:continue-numbering="true" text:style-name="List_20_1">
        <text:list-item>
          <text:p text:style-name="P27">Cause his caste mark to glow brightly for a scene (as if the character has spent 4-7 motes of Peripheral Essence).</text:p>
        </text:list-item>
        <text:list-item>
          <text:p text:style-name="P27">Cause his caste mark to clearly illuminate everything within a 10 yard radius for a scene (as if the character has spent 4-7 motes of Peripheral Essence).</text:p>
        </text:list-item>
        <text:list-item>
          <text:p text:style-name="P27">Sense the nearest entry point into the Yozi realm or the nearest pathway that leads to the desert of Cecelyne.</text:p>
        </text:list-item>
      </text:list>
      <text:p text:style-name="P18">[Fill in some anima powers. <text:s/>Add Vitriol taint temporarily for extra/agg damage? <text:s/>Command 1<text:span text:style-name="T4">st</text:span>-Circle demons?]</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P1"><text:span text:style-name="Inline_20_Heading">Concepts:</text:span> historian, prison guard, heretic, reckless thaumaturge, demonic cult member, nostalgic curmudgeon, wise old weaver</text:p>
      <text:h text:style-name="Heading_20_3" text:outline-level="3">Divisional Realignment</text:h>
      <text:p text:style-name="P1">A choice of division, or parametadivision, is made at character creation time, but need not be fixed. <text:s/>If a cabal of five or more Erisians from <text:soft-page-break/>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6">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1">i.e.</text:span><text:span text:style-name="T16">,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6">When the count of Podge reaches 10 (or more), </text:span>the character is driven to act strictly in accordance with the dominant order<text:span text:style-name="T16">,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p text:style-name="Text_20_body"><text:span text:style-name="Inline_20_Heading"><text:span text:style-name="T16">Essence and Maximums:</text:span></text:span><text:span text:style-name="T16">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1" text:outline-level="1">Backgrounds</text:h>
      <text:h text:style-name="Heading_20_2" text:outline-level="2">Standard Backgrounds</text:h>
      <text:p text:style-name="Text_20_body">All of the standard backgrounds apply to Discordian Exalted, but most are altered in some way.</text:p>
      <text:h text:style-name="Heading_20_3" text:outline-level="3">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3" text:outline-level="3">Artifact</text:h>
      <text:p text:style-name="Text_20_body">Given the obscurity in which they have so far labored, Discordia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3" text:outline-level="3">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sation.</text:p>
      <text:p text:style-name="Text_20_body">Interacting with a backing organization requires a temporary lifting of recumbent destiny, with the usual implications for being generally recognized.</text:p>
      <text:h text:style-name="Heading_20_3" text:outline-level="3">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3" text:outline-level="3">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3" text:outline-level="3">Familiar</text:h>
      <text:p text:style-name="Text_20_body">This background applies as normal to the Children of Eris. <text:s/>Familiars always recognize the character, regardless of whether or not the recumbent destiny is in effect.</text:p>
      <text:h text:style-name="Heading_20_3" text:outline-level="3">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5">•</text:p>
          </table:table-cell>
          <table:table-cell table:style-name="Table2.A1" office:value-type="string">
            <text:p text:style-name="Table_20_Contents">Provides a single follower.</text:p>
          </table:table-cell>
        </table:table-row>
        <table:table-row>
          <table:table-cell table:style-name="Table2.A2" office:value-type="string">
            <text:p text:style-name="P15">••</text:p>
          </table:table-cell>
          <table:table-cell table:style-name="Table2.A2" office:value-type="string">
            <text:p text:style-name="Table_20_Contents">Provides up to 5 followers.</text:p>
          </table:table-cell>
        </table:table-row>
        <table:table-row>
          <table:table-cell table:style-name="Table2.A1" office:value-type="string">
            <text:p text:style-name="P15">•••</text:p>
          </table:table-cell>
          <table:table-cell table:style-name="Table2.A1" office:value-type="string">
            <text:p text:style-name="Table_20_Contents">Provides 20 followers.</text:p>
          </table:table-cell>
        </table:table-row>
        <table:table-row>
          <table:table-cell table:style-name="Table2.A2" office:value-type="string">
            <text:p text:style-name="P15">••••</text:p>
          </table:table-cell>
          <table:table-cell table:style-name="Table2.A2" office:value-type="string">
            <text:p text:style-name="Table_20_Contents">Provides a loyal band of 100 followers.</text:p>
          </table:table-cell>
        </table:table-row>
        <text:soft-page-break/>
        <table:table-row>
          <table:table-cell table:style-name="Table2.A1" office:value-type="string">
            <text:p text:style-name="P15">•••••</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3" text:outline-level="3">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3" text:outline-level="3">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3" text:outline-level="3">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3" text:outline-level="3">Resources</text:h>
      <text:p text:style-name="Text_20_body">This background functions normally for Discordian Exalts. <text:s/>They prefer sources of income which are hard to track back to them, but that is a matter of flavor rather than mechanics.</text:p>
      <text:h text:style-name="Heading_20_2" text:outline-level="2">Extra Backgrounds</text:h>
      <text:h text:style-name="Heading_20_3" text:outline-level="3">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3" text:outline-level="3">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h text:style-name="Heading_20_1" text:outline-level="1">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visited: 3m gives a re-roll, may choose either result; the other result is stored for later use. The next time this Excellency is invoked, the result of the previously stored roll applies; no further roll is made. <text:s/>This Excellency <text:span text:style-name="T11">can</text:span><text:span text:style-name="T16"> be Comboed with the first two. <text:s/>By itself, it has no effect on static values derived from the relevant Ability, but it can be used in Combos with other Charms which do, such as the first two Excellencies. <text:s/>The Exalt can store a number of rolls up to his permanent Essence. <text:s/>Thus, a character with Essence 2 may invoke this Excellency once and store a roll; on his next invocation, he may either use that roll, or store another; on his third invocation, he must use one of the two stored rolls.</text:span></text:p>
      <text:p text:style-name="Text_20_body">The Other (Ability) Excellency, Essence Discounted: each 2m reduces the cost of the first three Excellencies by 1m for one scene, to a minimum of 0,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2" text:outline-level="2">1<text:span text:style-name="T4">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4">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text:soft-page-break/>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4">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4">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text:soft-page-break/>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Larceny</text:h>
      <text:p text:style-name="Text_20_body">Tree for disguise (or making people mistake someone else for <text:span text:style-name="T16">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4">th</text:span> Division</text:h>
      <text:h text:style-name="Heading_20_3" text:outline-level="3">Integrity</text:h>
      <text:p text:style-name="Text_20_body">Tree for ignoring/redirecting shaping effects.</text:p>
      <text:list xml:id="list1382514975" text:style-name="L1">
        <text:list-item>
          <text:p text:style-name="P28">Perhaps something which allows the Charm user to take on Wyld mutations while in there, but shake them off on returning to Creation?</text:p>
        </text:list-item>
      </text:list>
      <text:p text:style-name="Text_20_body">Tree for ignoring/redirecting mental influences.</text:p>
      <text:list xml:id="list889313144" text:style-name="L2">
        <text:list-item>
          <text:p text:style-name="P29">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933016947" text:style-name="L3">
        <text:list-item>
          <text:p text:style-name="P30">Mass production</text:p>
        </text:list-item>
        <text:list-item>
          <text:p text:style-name="P30">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1023426694" text:style-name="L4">
        <text:list-item>
          <text:p text:style-name="P31">Learning systems – think </text:p>
        </text:list-item>
        <text:list-item>
          <text:p text:style-name="P31">Manipulating decisions based on bureaucratic forms/processes.</text:p>
        </text:list-item>
        <text:list-item>
          <text:p text:style-name="P31">Creating new forms/processes to achieve desired ends.</text:p>
        </text:list-item>
        <text:list-item>
          <text:p text:style-name="P31">Discover/re-write official/recorded information about people.</text:p>
        </text:list-item>
        <text:list-item>
          <text:p text:style-name="P31">Official vs. Surreptitious Business</text:p>
        </text:list-item>
        <text:list-item>
          <text:p text:style-name="P31">Uncovering secrets through analyzing side <text:soft-page-break/>channels of bureaucracy (from “Zambian cybernetics genius”)</text:p>
        </text:list-item>
        <text:list-item>
          <text:p text:style-name="P31">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1" text:outline-level="1">Martial Arts</text:h>
      <text:p text:style-name="TODO">[TODO … not sure I can be bothered with these, except maybe the Bureaucracy-related one :-)]</text:p>
      <text:h text:style-name="Heading_20_2" text:outline-level="2">1: Martial Arts</text:h>
      <text:p text:style-name="Text_20_body">Talking to the Hand</text:p>
      <text:h text:style-name="Heading_20_2" text:outline-level="2">2: Performance</text:h>
      <text:p text:style-name="Text_20_body">Big Top / Great Ultimate / T’ai Chi</text:p>
      <text:h text:style-name="Heading_20_2" text:outline-level="2">3: War</text:h>
      <text:p text:style-name="Text_20_body">Hand Signals Form</text:p>
      <text:h text:style-name="Heading_20_2" text:outline-level="2">4: Occult</text:h>
      <text:p text:style-name="Text_20_body">Form Without Form</text:p>
      <text:h text:style-name="Heading_20_2" text:outline-level="2">5: Bureaucracy</text:h>
      <text:p text:style-name="Text_20_body">Form Request Form</text:p>
      <text:h text:style-name="Heading_20_1" text:outline-level="1">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the elemental powers (Exalted, p. 302) of Elemental Expression (as an Occult Charm) and Elemental Rejuvenation (as a Medicine Charm), which are normally only available to elementals. <text:s/>They may only work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22">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926856516" text:continue-list="list859534841" text:style-name="List_20_1">
        <text:list-item>
          <text:p text:style-name="P24">Determine his Numerology point total for the effect.</text:p>
        </text:list-item>
        <text:list-item>
          <text:p text:style-name="P24">Choose a duration, range and scope, and a specific target fitting that scope.</text:p>
        </text:list-item>
        <text:list-item>
          <text:p text:style-name="P24">Choose one or more values to be affected.</text:p>
        </text:list-item>
        <text:list-item>
          <text:p text:style-name="P24">Select a mechanism of balance for the effect.</text:p>
        </text:list-item>
        <text:list-item>
          <text:p text:style-name="P24">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6">Numerology<text:line-break/>Points</text:p>
          </table:table-cell>
          <table:table-cell table:style-name="Table4.A1" office:value-type="string">
            <text:p text:style-name="P16">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6">Numerology<text:line-break/>Points</text:p>
          </table:table-cell>
          <table:table-cell table:style-name="Table6.A1" office:value-type="string">
            <text:p text:style-name="P16">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ext:soft-page-break/>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678366272" text:continue-numbering="true" text:style-name="List_20_1">
        <text:list-item>
          <text:p text:style-name="P24">damage value</text:p>
        </text:list-item>
        <text:list-item>
          <text:p text:style-name="P24">damage type (B/L/A)</text:p>
        </text:list-item>
        <text:list-item>
          <text:p text:style-name="P24">damage interval (action, minute, day, hour)</text:p>
        </text:list-item>
        <text:list-item>
          <text:p text:style-name="P24">toxicity value</text:p>
        </text:list-item>
        <text:list-item>
          <text:p text:style-name="P24">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1158528779" text:continue-numbering="true" text:style-name="List_20_1">
        <text:list-item>
          <text:p text:style-name="P24">relevant distances: a distance of 0 can be raised to 10 yards, or a distance of 10 yards or less reduced to 0; other distances can be multiplied or divided by 10</text:p>
        </text:list-item>
        <text:list-item>
          <text:p text:style-name="P24">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11">does</text:span><text:span text:style-name="T16">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text:soft-page-break/>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1006238502" text:continue-numbering="true" text:style-name="List_20_1">
        <text:list-item>
          <text:p text:style-name="P24">Join Battle/Debate <text:span text:style-name="T11">and</text:span><text:span text:style-name="T16"> DV/MDV for unexpected attacks (both modified together)</text:span></text:p>
        </text:list-item>
        <text:list-item>
          <text:p text:style-name="P24">Dodge or Parry DV</text:p>
        </text:list-item>
        <text:list-item>
          <text:p text:style-name="P24">Dodge or Parry MDV</text:p>
        </text:list-item>
        <text:list-item>
          <text:p text:style-name="P24">Knockdown Threshold <text:span text:style-name="T11">and</text:span><text:span text:style-name="T16"> Pool (both modified together)</text:span></text:p>
        </text:list-item>
        <text:list-item>
          <text:p text:style-name="P24"><text:span text:style-name="T16">Stunning Threshold </text:span><text:span text:style-name="T11">and</text:span><text:span text:style-name="T16"> Pool (both modified together)</text:span></text:p>
        </text:list-item>
        <text:list-item>
          <text:p text:style-name="P25">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25">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6">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1">down</text:span><text:span text:style-name="T16">.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1">if</text:span><text:span text:style-name="T16">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1264060187" text:continue-numbering="true" text:style-name="List_20_1">
        <text:list-item>
          <text:p text:style-name="P24">Damaged/Destroyed health levels, to half or double their original rating, together</text:p>
        </text:list-item>
        <text:list-item>
          <text:p text:style-name="P24">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851120336" text:continue-numbering="true" text:style-name="List_20_1">
        <text:list-item>
          <text:p text:style-name="P24">Vehicle speed (halve or double)</text:p>
        </text:list-item>
        <text:list-item>
          <text:p text:style-name="P24">Endurance (either halving or doubling the Essence commitment, where provided by the pilot; or else halving or doubling the time until <text:soft-page-break/>maintenance checks are required <text:span text:style-name="T11">or</text:span><text:span text:style-name="T16"> the time between checks thereafter)</text:span></text:p>
        </text:list-item>
        <text:list-item>
          <text:p text:style-name="P24">Maneuverability</text:p>
        </text:list-item>
        <text:list-item>
          <text:p text:style-name="P24">Crew</text:p>
        </text:list-item>
        <text:list-item>
          <text:p text:style-name="P24">Cargo (halve or double)</text:p>
        </text:list-item>
        <text:list-item>
          <text:p text:style-name="P24">Armor</text:p>
        </text:list-item>
        <text:list-item>
          <text:p text:style-name="P24">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1238191683" text:continue-numbering="true" text:style-name="List_20_1">
        <text:list-item>
          <text:p text:style-name="P24">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24">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24">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24">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1">per modified value</text:span><text:span text:style-name="T16">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2018353949" text:continue-numbering="true" text:style-name="List_20_1">
        <text:list-item>
          <text:p text:style-name="P24">which, if any, of the adjustments would be meaningless (e.g., trying to increase an Ability which is already at 5);</text:p>
        </text:list-item>
        <text:list-item>
          <text:p text:style-name="P24">whether the character is one point away from Limit Break or similar effects;</text:p>
        </text:list-item>
        <text:list-item>
          <text:p text:style-name="P24">the amount by which the target’s Essence exceeds the character’s – i.e., the extra cost required in effect points or Willpower;</text:p>
        </text:list-item>
        <text:list-item>
          <text:p text:style-name="P24">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text:soft-page-break/>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racters</text:h>
      <text:p text:style-name="TODO">TODO</text:p>
      <text:h text:style-name="Heading_20_2" text:outline-level="2">Historical</text:h>
      <text:p text:style-name="Text_20_body">Fang the Unwashed, WKC (Anchor)</text:p>
      <text:p text:style-name="Text_20_body">Malaclypse the Younger (Anvil? Apple?)</text:p>
      <text:p text:style-name="Text_20_body">Gulik (Archway)</text:p>
      <text:h text:style-name="Heading_20_4" text:outline-level="4">THE FIVE APOSTLES OF ERIS &amp; WHO THEY BE</text:h>
      <text:p text:style-name="Text_20_body">HUNG MUNG [Apple]</text:p>
      <text:p text:style-name="Text_20_body">A Sage of Ancient China and Official Discordian Missionary to the Heathen Chinee. He who originally devised THE SACRED CHAO. Patron of The Season of Chaos.</text:p>
      <text:p text:style-name="Text_20_body">DR. VAN VAN MOJO [Arrow]</text:p>
      <text:p text:style-name="Text_20_body">A Head Doctor of Deep Africa and Maker of Fine Dolls. … Patron of The Season of Discord.</text:p>
      <text:p text:style-name="Text_20_body">SRI SYADASTI [Anchor]</text:p>
      <text:p text:style-name="Text_20_body">Patron to psychedelic type Discordians. Patron of The Season of Confusion.</text:p>
      <text:p text:style-name="Text_20_body">ZARATHUD THE INCORRIGIBLE, sometimes called ZARATHUD THE STAUNCH [Anvil]</text:p>
      <text:p text:style-name="Text_20_body">A hard nosed Hermit of Medieval Europe and Chaosphe Bible Banger. <text:s/>Dubbed "Offender of The Faith." Discovered the Five Commandments. <text:s/>Patron of The Season of Bureaucracy.</text:p>
      <text:p text:style-name="Text_20_body">THE ELDER MALACLYPSE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2" text:outline-level="2">Signature</text:h>
      <text:h text:style-name="Heading_20_3" text:outline-level="3">1st: xxx</text:h>
      <text:h text:style-name="Heading_20_3" text:outline-level="3">2nd: xxx</text:h>
      <text:h text:style-name="Heading_20_3" text:outline-level="3">3rd: xxx</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h text:style-name="Heading_20_2" text:outline-level="2">Interstitial Stories/Cartoons</text:h>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lt;rides off&gt;</text:p>
      <text:p text:style-name="Text_20_body">FB2: What was all that about?</text:p>
      <text:p text:style-name="Text_20_body">FB1: I’ve no idea. <text:s/>&lt;turns to face villagers, who are equally confused to be wielding much better weapons than they were a moment ago&gt;</text:p>
      <text:h text:style-name="Heading_20_2" text:outline-level="2">From 5th edition intro</text:h>
      <text:p text:style-name="Text_20_body">[all attributed to: “Omar Khayyam Ravenhurst, Pvt., USMC (Ret.)”, opt+ “Fenderson”; “Kerry Thornley, Discordian Society Co-founder”]</text:p>
      <text:p text:style-name="P5">Paratheoianametamystichood of Eris Esoteric</text:p>
      <text:p text:style-name="P5">… under no circumstances may you become a Prophet. We don’t intend to jeopardize our nonprophet status.</text:p>
      <text:p text:style-name="P5">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8">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8">weeks on end.”</text:span></text:p>
      <text:p text:style-name="P5">Besides the pen is only mighter than the sword at a range greater than five feet.</text:p>
      <text:p text:style-name="P5">Perhaps occasionally the soul of Emperor <text:soft-page-break/>Norton descends once more into the world to momentarily inhabit the body of an otherwise undistinguished infidel.</text:p>
      <text:p text:style-name="P5">According to L.A. Rollins in Lucifer’s Lexicon a Discordian is one who likes to wear Emperor Norton’s old clothes.</text:p>
      <text:p text:style-name="P5">Discordianism is not just a religion; it is a mental illness.</text:p>
      <text:p text:style-name="P5">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5">OR</text:p>
      <text:p text:style-name="P5">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5">No matter whether he calls himself Greyface or the Anti-“Bob” he acts like the Devil, because his most famous line is: “Let me organize it for you!”</text:p>
      <text:p text:style-name="P5">But no doubt you are also curious about Eris. Where does she hang out these days - now that Olympus has gone tourist? Eris Discordia is in Limbo, where all we virtuous pagans and our gods and goddesses go between lifetimes.</text:p>
      <text:p text:style-name="P5">There is no prohibition against prayer - which is not to say we think it is a wise activity.</text:p>
      <text:p text:style-name="Text_20_body"><text:span text:style-name="T8">Eristic Avatars are sent down into Reality, the original Rorschach, for the purpose keeping things from becoming so well </text:span><text:span text:style-name="T8">ordered that they stop working. This they often accomplish by insisting that certain arbitrary interpretations of reality are the only valid ones. That causes Strife </text:span><text:span text:style-name="T8">which results in Confusion which revitalizes Holy Chaos.</text:span></text:p>
      <text:p text:style-name="P5">… as the Taoist sage Chuang Tzu simply said, “The more laws there are, the more crime there is.”</text:p>
      <text:p text:style-name="P5">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5">That was Greg showing off his rubber stamp collection. Few hobbies are as psychologically gratifying - especially when some bureaucrat is making you wait, with his or her back to you for a moment - as collection rubber stamps.</text:p>
      <text:p text:style-name="P5">A secret method of identifying your Discordianship for the benefit of other Discordians is by wearing a pull-off aluminum beer-can tab, strung through its ring, around your neck. That is called an All-Seeing Eye of Eris (complete with Tear) …</text:p>
      <text:p text:style-name="P5">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9">ings?</text:span></text:p>
      <text:p text:style-name="P13">M2: Even false things are true.</text:p>
      <text:p text:style-name="P13">GP: How can that be?</text:p>
      <text:p text:style-name="P14">M2: I don’t know man, I didn’t do it.</text:p>
      <text:p text:style-name="P14">–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2">mad</text:span><text:span text:style-name="T13"> but not </text:span><text:span text:style-name="T12">ill</text:span><text:span text:style-name="T13">.” – Werewolf Bridge, Robert Anton Wilson</text:span></text:p>
      <text:p text:style-name="P6">“... we Erisians seldom pray, it is much too dangerous”</text:p>
      <text:p text:style-name="Text_20_body"><text:span text:style-name="T13">“Heaven is down. Hell is up. This is proven by the fact that the planets and stars are orderly in </text:span><text:span text:style-name="T13">their movements, while down on earth we come close to the primal chaos. <text:s/>There are four other proofs, but I forgot them.” – Josh the Dill // KING KONG KABAL</text:span></text:p>
      <text:p text:style-name="P6">“Eris is not hateful or malicious. But She is mischievous, and does get a little bitchy at times.”</text:p>
      <text:p text:style-name="P6">The Law of Fives. <text:s/>The Holy 23.</text:p>
      <text:p text:style-name="P6">*** “The Nagas of Upper Burma say that the sun shines by day because, being a woman, it is afraid to venture out by night.”</text:p>
      <text:p text:style-name="P6">“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text:soft-page-break/>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7">“To diverse gods<text:line-break/>Do mortals bow;<text:line-break/>Holy Cow, and<text:line-break/>Wholly Chao.”<text:line-break/>– Rev. Dr. Grindlebone<text:line-break/>Monroe Cabal</text:p>
      <text:p text:style-name="P6">“Common sense is what tells you that the world is flat.”</text:p>
      <text:p text:style-name="P6">“This is St. Gulik. <text:s/>He is the Messenger of the Goddess. <text:s/>A different age from ours called him Hermes. <text:s/>Many people called him by many names. <text:s/>He is a Roach.”</text:p>
      <text:p text:style-name="Text_20_body"><text:span text:style-name="T13">“Everybody I know who is right always agrees with </text:span><text:span text:style-name="T12">me</text:span><text:span text:style-name="T13">.” – Rev. Lady Mal.</text:span></text:p>
      <text:p text:style-name="P6">POEE Calendar (00034)</text:p>
      <text:p text:style-name="P6">"The Five Laws have root in awareness." – Che Fung (Ezra Pound, Canto 85)</text:p>
      <text:p text:style-name="P6">“... under Eris Confusion became established, and was hence called Bureaucracy; while over Bureaucracy Eris became established, and was hence called Discordia” – Book of Uterus, 1:7</text:p>
      <text:p text:style-name="Text_20_body"><text:span text:style-name="T13">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2">we</text:span><text:span text:style-name="T13"> know.</text:span></text:p>
      <text:list xml:id="list121622447" text:style-name="L5">
        <text:list-item>
          <text:p text:style-name="P33">The Military Order of THE KNIGHTS OF THE FIVE SIDED TEMPLE. This is for all of the soldiers and bureaucrats of the world. [Apple]</text:p>
        </text:list-item>
        <text:list-item>
          <text:p text:style-name="P33">The Political Order of THE PARTY FOR WAR ON EVIL. This is reserved for lawmakers, censors, and like ilk. [Anvil]</text:p>
        </text:list-item>
        <text:list-item>
          <text:p text:style-name="P33">The Academic Order of THE HEMLOCK FELLOWSHIP. They commonly inhabit schools and universities, and dominate many of them. [Archway]</text:p>
        </text:list-item>
        <text:list-item>
          <text:p text:style-name="P33">The Social Order of THE CITIZENS COMMITTEE FOR CONCERNED CITIZENS. This is mostly a grass-roots version of the more professional military, political, academic and sacred Orders. [Arrow]</text:p>
        </text:list-item>
        <text:list-item>
          <text:p text:style-name="P32"><text:span text:style-name="T13">The Sacred Order of THE DEFAMATION LEAGUE. Not much is known about the D.L., but they are very ancient and quite possibly were founded by Greyface himself. It is known that they now have absolute domination over all organized churches in the world. </text:span><text:span text:style-name="T13">It is also believed that they have been costuming cabbages and passing them off as human beings. [Anchor]</text:span></text:p>
        </text:list-item>
      </text:list>
      <text:p text:style-name="P6">“immanentize the eschaton” – make-part-of-oneself/reality the end/final_destiny-of-everything</text:p>
      <text:p text:style-name="P6">The Five Basic Elements: Sweet, Boom, Pungent, Prickle and Orange</text:p>
      <text:p text:style-name="P6">“Study Demonology with an enemy this Sunday,” sez Thom, Gnos.</text:p>
      <text:p text:style-name="P6">“Illuminate the opposition!”</text:p>
      <text:p text:style-name="P6">“The Golden Secret” // “Nonsense as Salvation”</text:p>
      <text:p text:style-name="P6">“The future site of beautiful San Andreas Canyon”</text:p>
      <text:p text:style-name="P6">“Idealism lives with rules. Realism lives with rocks.” – Professor Ignotium P. Ignotius</text:p>
      <text:p text:style-name="P6">[See Norton Cabal Interview for properties of some characters.]</text:p>
      <text:p text:style-name="P6">[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3"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6</text:page-number></text:p>
      </style:footer>
    </style:master-page>
    <style:master-page style:name="Left_20_Page" style:display-name="Left Page" style:page-layout-name="Mpm3" style:next-style-name="Right_20_Page">
      <style:footer>
        <text:p text:style-name="Page_20_Number_20__28_left_29_"><text:tab/><text:page-number text:select-page="current">6</text:page-number></text:p>
      </style:footer>
    </style:master-page>
    <style:master-page style:name="Right_20_Page" style:display-name="Right Page" style:page-layout-name="Mpm4" style:next-style-name="Left_20_Page">
      <style:footer>
        <text:p text:style-name="Page_20_Number_20__28_right_29_"><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Hugh Greene</meta:initial-creator>
    <meta:creation-date>2008-07-24T09:58:39</meta:creation-date>
    <dc:date>2010-04-01T22:27:24</dc:date>
    <dc:language>en-GB</dc:language>
    <meta:editing-cycles>285</meta:editing-cycles>
    <meta:editing-duration>PT278H54M53S</meta:editing-duration>
    <meta:document-statistic meta:table-count="5" meta:image-count="0" meta:object-count="0" meta:page-count="33" meta:paragraph-count="802" meta:word-count="17157" meta:character-count="103388"/>
    <meta:user-defined meta:name="Info 1"/>
    <meta:user-defined meta:name="Info 2"/>
    <meta:user-defined meta:name="Info 3"/>
    <meta:user-defined meta:name="Info 4"/>
  </office:meta>
</office:document-meta>
</file>